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al Project </text:p>
      <text:p text:style-name="Standard"/>
      <text:p text:style-name="Standard">A total of 16 files are used for the website on meetup. <text:s/>Each part is dedicated to making the site functional and easy to use for any user who is a member of the site.</text:p>
      <text:p text:style-name="Standard"/>
      <text:p text:style-name="Standard"/>
      <text:p text:style-name="Standard">login.php</text:p>
      <text:p text:style-name="Standard">This php code asks the user to enter their username and password. <text:s/>The password gets converted by the md5 function so it can be used for a prepared sql statement to query the member table in the meetup database. <text:s/>After the table has been query the result is counted to determine whether the user is a member of the site or not. <text:s/>If the count is one than a Session variable for login_user is initiated and the user is allowed to enter the website. <text:s/>If the count is 0 than the user is denied entry onto the website.</text:p>
      <text:p text:style-name="Standard"/>
      <text:p text:style-name="Standard"/>
      <text:p text:style-name="Standard"/>
      <text:p text:style-name="Standard">rsvp.php</text:p>
      <text:p text:style-name="Standard">This code takes in the information over whether a user will attend an upcoming that they are interested in. <text:s/>There are two main parts to the code in which an insert sql statement is used to insert data into the attend table in the meetup database. <text:s/>The other code uses an update sql statement to update data in the attend table which is located in the meetup database. <text:s/>Both options are determined by a count value in which a query is conducted to see if a user already added their answer to the event. <text:s/>This is to insure that the user's rsvp is able to change instead of a new result being added everytime. <text:s/></text:p>
      <text:p text:style-name="Standard"/>
      <text:p text:style-name="Standard"/>
      <text:p text:style-name="Standard">group.php</text:p>
      <text:p text:style-name="Standard">The group file takes in the values that were inputed by the user when they want to create a new event. <text:s/>Before they can proceed an sql prepared statement is made to query the belongs_to database. <text:s/>This is to check whether the user has a right to start a event according to the group that they belong to. <text:s/>If they are an authorized user they are allowed to create an event in which a prepared sql statement to insert into the events table is made. <text:s/>The event_id is auto incremented so only the name of the event, description, start, end time, group_id and zip are inserted into the page. <text:s/>After this function is completed the header in the file redirects the user back to the original page. <text:s text:c="3"/></text:p>
      <text:p text:style-name="Standard"/>
      <text:p text:style-name="Standard"/>
      <text:p text:style-name="Standard"/>
      <text:p text:style-name="P1">group-by-interest.php</text:p>
      <text:p text:style-name="Standard">An sql prepared statement is written to query the</text:p>
      <text:p text:style-name="Standard"/>
      <text:p text:style-name="P1">header.php</text:p>
      <text:p text:style-name="Standard"/>
      <text:p text:style-name="Standard"/>
      <text:p text:style-name="Standard">logout.php</text:p>
      <text:p text:style-name="Standard">This code ends all active Sessions that are being run for the user when he is done with the site. <text:s/>After all of them are destroyed the user is redirected to the login page.</text:p>
      <text:p text:style-name="Standard"/>
      <text:p text:style-name="Standard">meetupConfig.php</text:p>
      <text:p text:style-name="Standard">meetupConfig initated the database that rsvp, create event, group by interest, group, and user-home can access for the sql statements that were prepared for later action. <text:s/>This file initiates the connection to the member database. <text:s/></text:p>
      <text:p text:style-name="Standard"/>
      <text:p text:style-name="Standard"><text:span text:style-name="T1">user-home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9T13:33:17</meta:creation-date>
    <meta:generator>OpenOffice/4.1.0$Unix OpenOffice.org_project/410m18$Build-9764</meta:generator>
    <dc:date>2017-05-09T14:38:23</dc:date>
    <meta:editing-duration>PT1H5M7S</meta:editing-duration>
    <meta:editing-cycles>15</meta:editing-cycles>
    <meta:document-statistic meta:table-count="0" meta:image-count="0" meta:object-count="0" meta:page-count="1" meta:paragraph-count="16" meta:word-count="462" meta:character-count="2545"/>
  </office:meta>
</office:document-meta>
</file>